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32f6" officeooo:paragraph-rsid="001232f6"/>
    </style:style>
    <style:style style:name="P2" style:family="paragraph" style:parent-style-name="Standard">
      <style:text-properties officeooo:rsid="001232f6" officeooo:paragraph-rsid="00140eea"/>
    </style:style>
    <style:style style:name="P3" style:family="paragraph" style:parent-style-name="Standard">
      <style:text-properties fo:font-weight="bold" officeooo:rsid="001232f6" officeooo:paragraph-rsid="001232f6" style:font-weight-asian="bold" style:font-weight-complex="bold"/>
    </style:style>
    <style:style style:name="P4" style:family="paragraph" style:parent-style-name="Standard">
      <style:text-properties fo:font-size="16pt" fo:font-weight="bold" officeooo:rsid="00140eea" officeooo:paragraph-rsid="00140eea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232f6" officeooo:paragraph-rsid="00140eea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normal" officeooo:rsid="001232f6" officeooo:paragraph-rsid="00140eea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color="#999999" fo:font-style="italic" officeooo:rsid="001232f6" officeooo:paragraph-rsid="001232f6" style:font-style-asian="italic" style:font-style-complex="italic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1232f6" officeooo:paragraph-rsid="001232f6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1232f6"/>
    </style:style>
    <style:style style:name="P10" style:family="paragraph" style:parent-style-name="Table_20_Contents">
      <style:text-properties officeooo:rsid="00140eea" officeooo:paragraph-rsid="00140eea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40eea" officeooo:paragraph-rsid="00140eea" style:font-weight-asian="bold" style:font-weight-complex="bold"/>
    </style:style>
    <style:style style:name="P12" style:family="paragraph" style:parent-style-name="Standard">
      <style:text-properties fo:font-size="16pt" fo:font-weight="bold" officeooo:rsid="00140eea" officeooo:paragraph-rsid="00140eea" style:font-size-asian="16pt" style:font-weight-asian="bold" style:font-size-complex="16pt" style:font-weight-complex="bold"/>
    </style:style>
    <style:style style:name="P13" style:family="paragraph" style:parent-style-name="Standard">
      <style:text-properties officeooo:rsid="001232f6" officeooo:paragraph-rsid="001232f6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rsid="001232f6" officeooo:paragraph-rsid="001232f6"/>
    </style:style>
    <style:style style:name="P15" style:family="paragraph" style:parent-style-name="Standard">
      <style:paragraph-properties fo:margin-left="1.251cm" fo:margin-right="0cm" fo:text-indent="0cm" style:auto-text-indent="false" fo:break-before="page"/>
      <style:text-properties fo:color="#999999" fo:font-style="italic" officeooo:rsid="001232f6" officeooo:paragraph-rsid="00169151" style:font-style-asian="italic" style:font-style-complex="italic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color="#999999" fo:font-style="italic" officeooo:rsid="001232f6" officeooo:paragraph-rsid="00169151" style:font-style-asian="italic" style:font-style-complex="italic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fo:color="#999999" fo:font-style="italic" officeooo:rsid="00169151" officeooo:paragraph-rsid="00169151" style:font-style-asian="italic" style:font-style-complex="italic"/>
    </style:style>
    <style:style style:name="P18" style:family="paragraph" style:parent-style-name="Standard">
      <style:paragraph-properties fo:margin-left="1.251cm" fo:margin-right="0cm" fo:text-indent="0cm" style:auto-text-indent="false" style:writing-mode="lr-tb"/>
      <style:text-properties fo:color="#999999" fo:font-style="italic" officeooo:rsid="00169151" officeooo:paragraph-rsid="00169151" style:font-style-asian="italic" style:font-style-complex="italic"/>
    </style:style>
    <style:style style:name="P19" style:family="paragraph" style:parent-style-name="Standard">
      <style:paragraph-properties fo:margin-left="1.251cm" fo:margin-right="0cm" fo:text-indent="0cm" style:auto-text-indent="false" style:writing-mode="lr-tb"/>
      <style:text-properties fo:color="#999999" fo:font-style="italic" officeooo:rsid="001232f6" officeooo:paragraph-rsid="00169151" style:font-style-asian="italic" style:font-style-complex="italic"/>
    </style:style>
    <style:style style:name="P20" style:family="paragraph" style:parent-style-name="Standard">
      <style:paragraph-properties fo:margin-left="1.251cm" fo:margin-right="0cm" fo:text-indent="0cm" style:auto-text-indent="false" style:writing-mode="lr-tb"/>
      <style:text-properties fo:color="#999999" fo:font-style="italic" officeooo:rsid="0017089c" officeooo:paragraph-rsid="0017089c" style:font-style-asian="italic" style:font-style-complex="italic"/>
    </style:style>
    <style:style style:name="P21" style:family="paragraph" style:parent-style-name="Standard">
      <style:paragraph-properties fo:margin-left="1.251cm" fo:margin-right="0cm" fo:text-indent="0cm" style:auto-text-indent="false" style:writing-mode="lr-tb"/>
      <style:text-properties fo:color="#800000" fo:font-style="italic" officeooo:rsid="001232f6" officeooo:paragraph-rsid="00169151" style:font-style-asian="italic" style:font-style-complex="italic"/>
    </style:style>
    <style:style style:name="P22" style:family="paragraph" style:parent-style-name="Standard">
      <style:paragraph-properties fo:margin-left="1.251cm" fo:margin-right="0cm" fo:text-indent="0cm" style:auto-text-indent="false" style:writing-mode="lr-tb"/>
      <style:text-properties fo:color="#800000" fo:font-style="italic" officeooo:rsid="0017089c" officeooo:paragraph-rsid="0017089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089c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7089c"/>
    </style:style>
    <style:style style:name="T5" style:family="text">
      <style:text-properties officeooo:rsid="00140eea"/>
    </style:style>
    <style:style style:name="T6" style:family="text">
      <style:text-properties officeooo:rsid="00169151"/>
    </style:style>
    <style:style style:name="T7" style:family="text">
      <style:text-properties officeooo:rsid="001708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Funcionalidad</text:p>
      <text:p text:style-name="P5">“<text:span text:style-name="T5">A</text:span>gregar un nuevo radicado”</text:p>
      <text:p text:style-name="P1"/>
      <text:p text:style-name="P4">PROCEDIMIENTO</text:p>
      <text:p text:style-name="P2">Se muestra una pantalla con un formulario para agregar los datos del nuevo radicado (ver: pantalla 1). </text:p>
      <text:p text:style-name="P1"/>
      <text:p text:style-name="P1">Tras completar el formulario, se pulsa el botón “Guardar…”.</text:p>
      <text:p text:style-name="P1"/>
      <text:p text:style-name="P1">Se carga una nueva pantalla para imprimir el número de radicado generado en los documentos presentados por quien inicia el trámite (ver: pantalla 2).</text:p>
      <text:p text:style-name="P1"/>
      <text:p text:style-name="P1">Una vez impresos, se pulsa el botón siguiente y se muestra otra pantalla para subir los documentos escaneados (ver: pantalla 3).</text:p>
      <text:p text:style-name="P1"/>
      <text:p text:style-name="P1"/>
      <text:p text:style-name="P4">RESTRICCIONES Y RENDIMIENTO</text:p>
      <text:p text:style-name="P1"/>
      <text:p text:style-name="P3"><text:span text:style-name="T3">PANTALLA 1</text:span>:</text:p>
      <text:p text:style-name="P1"/>
      <text:p text:style-name="P7">Yo: campo 1: tipo de radicado ¿qué se espera de ese campo?</text:p>
      <text:p text:style-name="P7">User: se espera que se cargue con todos los tipos de radicado existentes.</text:p>
      <text:p text:style-name="P7">Yo: ¿y cuáles son esos tipos de radicado?</text:p>
      <text:p text:style-name="P7">User: son los que están en el archivo tiposderadicado.csv</text:p>
      <text:p text:style-name="P1"/>
      <text:p text:style-name="P1"><text:span text:style-name="T1">Tipo de radicado: </text:span>select. Se carga de fuente externa tiposdereadicado.csv</text:p>
      <text:p text:style-name="P1"/>
      <text:p text:style-name="P7">Yo: ¿Y que hacemos si por cualquier motivo no se logran cargar esos tipos de radicado? ¿se puede avanzar con el trámite? ¿establezco un valor por defecto?</text:p>
      <text:p text:style-name="P7">User: sí, se puede seguir adelante y se puede poner trámite por defecto.</text:p>
      <text:p text:style-name="P8"/>
      <text:p text:style-name="P8">Si no se pueden cargar los datos externos, establecer opción fija “Trámite por defecto”.</text:p>
      <text:p text:style-name="P9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1">Campo</text:p>
          </table:table-cell>
          <table:table-cell table:style-name="Table1.A1" office:value-type="string">
            <text:p text:style-name="P11">Restricciones</text:p>
          </table:table-cell>
          <table:table-cell table:style-name="Table1.A1" office:value-type="string">
            <text:p text:style-name="P11">Rendimiento</text:p>
          </table:table-cell>
          <table:table-cell table:style-name="Table1.D1" office:value-type="string">
            <text:p text:style-name="P11">Plan de contingencia</text:p>
          </table:table-cell>
        </table:table-row>
        <table:table-row>
          <table:table-cell table:style-name="Table1.A2" office:value-type="string">
            <text:p text:style-name="P10">Tipo de radicado</text:p>
          </table:table-cell>
          <table:table-cell table:style-name="Table1.A2" office:value-type="string">
            <text:p text:style-name="P10">Select</text:p>
            <text:p text:style-name="P10">Se carga de fuente externo ….</text:p>
          </table:table-cell>
          <table:table-cell table:style-name="Table1.A2" office:value-type="string">
            <text:p text:style-name="P10">Datos no cargados</text:p>
          </table:table-cell>
          <table:table-cell table:style-name="Table1.D2" office:value-type="string">
            <text:p text:style-name="P10">Estable opción por defecto “Trámite por defecto)</text:p>
          </table:table-cell>
        </table:table-row>
      </table:table>
      <text:p text:style-name="P9"/>
      <text:p text:style-name="P1"/>
      <text:p text:style-name="P15">Yo: campo <text:span text:style-name="T6">2</text:span>: tip<text:span text:style-name="T6">o de documento, ¿A que se refiere?</text:span></text:p>
      <text:p text:style-name="P18">User: Es el tamaño del papel donde se va a imprimir el radicado</text:p>
      <text:p text:style-name="P17">Yo: ¿De donde se obtienen los tamaños del papel?</text:p>
      <text:p text:style-name="P17">User: Estan todos en este archivo size-papers.csv</text:p>
      <text:p text:style-name="P17"/>
      <text:p text:style-name="P21"><text:span text:style-name="T1">Tipo de </text:span><text:span text:style-name="T2">documento</text:span><text:span text:style-name="T1">: </text:span>select. Se carga de fuente externa <text:span text:style-name="T7">size-</text:span><text:span text:style-name="T4">papers</text:span><text:span text:style-name="T3">.csv</text:span></text:p>
      <text:p text:style-name="P16"/>
      <text:p text:style-name="P19">Yo: <text:span text:style-name="T6">En caso de por algún motivo no poder cargar los tipos de documento ¿Se detiene el trámite o puede continuar?, ¿Se carga algún documento por defecto?</text:span></text:p>
      <text:p text:style-name="P20">User: Sí el trámite puede continuar y se carga un tipo de documento por defecto.</text:p>
      <text:p text:style-name="P20"/>
      <text:p text:style-name="P22">En caso de no poderse cargar los datos externos, establecer opción fija “Tipo de documento por defecto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5T18:00:02.085078452</meta:creation-date>
    <dc:date>2020-10-28T18:03:07.485219717</dc:date>
    <meta:editing-duration>PT16M58S</meta:editing-duration>
    <meta:editing-cycles>2</meta:editing-cycles>
    <meta:generator>LibreOffice/5.2.7.2$Linux_X86_64 LibreOffice_project/20m0$Build-2</meta:generator>
    <meta:document-statistic meta:table-count="1" meta:image-count="0" meta:object-count="0" meta:page-count="2" meta:paragraph-count="34" meta:word-count="322" meta:character-count="1925" meta:non-whitespace-character-count="1636"/>
  </office:meta>
</office:document-meta>
</file>